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break-before="page"/>
    </style:style>
    <style:style style:name="P3" style:family="paragraph" style:parent-style-name="Heading_20_1" style:master-page-name="First_20_Page">
      <style:paragraph-properties style:page-number="auto"/>
    </style:style>
    <style:style style:name="T1" style:family="text">
      <style:text-properties style:font-name="Wingdings" style:font-name-asian="Wingdings1" style:font-name-complex="Wingdings1"/>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officeooo:rsid="001ae0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oogle Cloud</text:h>
      <text:h text:style-name="Heading_20_1" text:outline-level="1">Android Estudio V3.0.17/Flutter</text:h>
      <text:p text:style-name="Standard"/>
      <text:p text:style-name="Standard">Objetivo:</text:p>
      <text:p text:style-name="Standard"/>
      <text:p text:style-name="Standard">F.Creación: 21-5-2018</text:p>
      <text:p text:style-name="Standard"/>
      <text:p text:style-name="P1">Programa:</text:p>
      <text:p text:style-name="P1"/>
      <text:p text:style-name="P1">Fuente:</text:p>
      <text:p text:style-name="P2">Google Cloud (Nube de Google), es una plataforma que ha reunido todas las aplicaciones de desarrollo web, que Google estaba ofreciendo por separado. Es utilizada para crear ciertos tipos de soluciones a través de la tecnología almacenada en la nube y permite por ejemplo destacar la rapidez y la escalabilidad de su infraestructura en las aplicaciones del buscador.</text:p>
      <text:p text:style-name="Standard">Google Cloud se refiere al espacio virtual a través del cual se puede realizar una serie de tareas que antes requerían de hardware o software y que ahora utilizan la nube de Google como única forma de acceso, almacenamiento y gestión de datos. </text:p>
      <text:p text:style-name="Standard"/>
      <text:p text:style-name="Standard">Google Cloud Platform es una estrella en alza en el mercado de nube pública, y brilla en gran parte debido a su bajo costo. De hecho, Google dice que los clientes Google Cloud pagan 60% menos, en promedio, por muchas cargas de traba<text:bookmark text:name="_GoBack"/>jo de cómp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2</text:page-number></text:span><text:span text:style-name="MT2"><text:s/>de </text:span><text:span text:style-name="MT3"><text:page-count style:num-format="1">2</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5</meta:editing-cycles>
    <meta:creation-date>2018-03-07T12:45:00</meta:creation-date>
    <dc:date>2018-10-22T13:46:12.707000000</dc:date>
    <meta:editing-duration>PT1H11M51S</meta:editing-duration>
    <meta:generator>LibreOffice/6.1.0.3$Windows_X86_64 LibreOffice_project/efb621ed25068d70781dc026f7e9c5187a4decd1</meta:generator>
    <meta:document-statistic meta:table-count="0" meta:image-count="0" meta:object-count="0" meta:page-count="2" meta:paragraph-count="10" meta:word-count="162" meta:character-count="981" meta:non-whitespace-character-count="8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